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436.51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77.9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77.61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top"/>
      <style:paragraph-properties fo:text-align="start" fo:margin-left="0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8" style:family="table-cell" style:parent-style-name="Default" style:data-style-name="N122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{{ sestanek.naziv }}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oznaka</text:p>
          </table:table-cell>
          <table:table-cell office:value-type="string" calcext:value-type="string">
            <text:p>{{ sestanek.oznaka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naziv</text:p>
          </table:table-cell>
          <table:table-cell office:value-type="string" calcext:value-type="string">
            <text:p>{{ sestanek.naziv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Opis</text:p>
          </table:table-cell>
          <table:table-cell office:value-type="string" calcext:value-type="string">
            <text:p>{{ sestanek.opis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atum</text:p>
          </table:table-cell>
          <table:table-cell table:style-name="ce8" office:value-type="string" calcext:value-type="string">
            <text:p>{{ sestanek.datum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klicatelj</text:p>
          </table:table-cell>
          <table:table-cell table:style-name="ce5" office:value-type="string" calcext:value-type="string">
            <text:p>{{ sestanek.sklicatelj.kratko_ime }}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sotni</text:p>
          </table:table-cell>
          <table:table-cell office:value-type="string" calcext:value-type="string">
            <text:p>{% for object in sestanek.prisotni.all %}{{ object.ime }} {{ object.priimek }},{% endfor %}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tatus</text:p>
          </table:table-cell>
          <table:table-cell office:value-type="string" calcext:value-type="string">
            <text:p>{{ sestanek.get_status_display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Zahtevek</text:p>
          </table:table-cell>
          <table:table-cell table:style-name="ce5" office:value-type="string" calcext:value-type="string">
            <text:p>Sestanek se rešuje v zahtevku št. {{ sestanek.zahtevek.oznaka }}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Dnevni red 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{% for object in tocka_list %}{{ object.oznaka }}) {{ object.naziv }}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{% endfor %}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Zapisni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{% regroup sklep_list by tocka as dnevnired %}{% for tocka in dnevnired %}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 table:number-columns-spanned="2" table:number-rows-spanned="1">
            <text:p>{{ tocka.grouper}}</text:p>
          </table:table-cell>
          <table:covered-table-cell/>
          <table:table-cell table:number-columns-repeated="1022"/>
        </table:table-row>
        <table:table-row table:style-name="ro7">
          <table:table-cell office:value-type="string" calcext:value-type="string">
            <text:p>{% regroup tocka.list by zadeva as zadeva_list %}{% for zadeva in zadeva_list %}</text:p>
          </table:table-cell>
          <table:table-cell table:number-columns-repeated="1023"/>
        </table:table-row>
        <table:table-row table:style-name="ro4">
          <table:table-cell office:value-type="string" calcext:value-type="string" table:number-columns-spanned="2" table:number-rows-spanned="1">
            <text:p>{{ zadeva.grouper}}</text:p>
          </table:table-cell>
          <table:covered-table-cell/>
          <table:table-cell table:number-columns-repeated="1022"/>
        </table:table-row>
        <table:table-row table:style-name="ro5">
          <table:table-cell table:style-name="ce6" office:value-type="string" calcext:value-type="string">
            <text:p>{% for vnos in zadeva.list %}{{ tocka.grouper.oznaka }}-{{ vnos.oznaka }}</text:p>
          </table:table-cell>
          <table:table-cell table:style-name="ce6" office:value-type="string" calcext:value-type="string">
            <text:p>{{ vnos.opis }}</text:p>
          </table:table-cell>
          <table:table-cell table:number-columns-repeated="1022"/>
        </table:table-row>
        <table:table-row table:style-name="ro8">
          <table:table-cell table:style-name="ce6" office:value-type="string" calcext:value-type="string">
            <text:p>{% endfor %}</text:p>
          </table:table-cell>
          <table:table-cell table:style-name="ce6"/>
          <table:table-cell table:number-columns-repeated="1022"/>
        </table:table-row>
        <table:table-row table:style-name="ro8">
          <table:table-cell office:value-type="string" calcext:value-type="string">
            <text:p>{% endfor %}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{% endfor %}</text:p>
          </table:table-cell>
          <table:table-cell table:number-columns-repeated="1023"/>
        </table:table-row>
        <table:table-row table:style-name="ro8">
          <table:table-cell table:style-name="ce7" office:value-type="string" calcext:value-type="string" table:number-columns-spanned="2" table:number-rows-spanned="1">
            <text:p>V Novi Gorici, {{ datum_tiska <text:s/>}}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 table:style-name="ce7" office:value-type="string" calcext:value-type="string" table:number-columns-spanned="2" table:number-rows-spanned="1">
            <text:p>Zapisal:</text:p>
          </table:table-cell>
          <table:covered-table-cell/>
          <table:table-cell table:number-columns-repeated="1022"/>
        </table:table-row>
        <table:table-row table:style-name="ro8">
          <table:table-cell table:style-name="ce7" office:value-type="string" calcext:value-type="string" table:number-columns-spanned="2" table:number-rows-spanned="1">
            <text:p>Vasja Pavlovič</text:p>
          </table:table-cell>
          <table:covered-table-cell/>
          <table:table-cell table:number-columns-repeated="1022"/>
        </table:table-row>
        <table:table-row table:style-name="ro8">
          <table:table-cell table:style-name="ce7" office:value-type="string" calcext:value-type="string" table:number-columns-spanned="2" table:number-rows-spanned="1">
            <text:p>EDAFM, upravljanje stavb, d.o.o.</text:p>
          </table:table-cell>
          <table:covered-table-cell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Sheet1.$A$1" table:cell-range-address="Sheet1.$A$1:Sheet1.$B$1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.</number:text>
      <number:month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93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3:27:14.687286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avlovicv</meta:initial-creator>
    <meta:creation-date>2017-04-22T10:00:44Z</meta:creation-date>
    <dc:date>2017-05-03T13:58:59.815777729</dc:date>
    <meta:print-date>2017-04-26T14:35:16Z</meta:print-date>
    <meta:editing-duration>PT2H6M59S</meta:editing-duration>
    <meta:editing-cycles>21</meta:editing-cycles>
    <meta:document-statistic meta:table-count="1" meta:cell-count="34" meta:object-count="0"/>
  </office:meta>
</office:document-meta>
</file>